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cd6c3" officeooo:paragraph-rsid="001cd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This article is currently a work in progress. Please check back soon!</text:h>
      <text:h text:style-name="P1" text:outline-level="1">Writing parsers for your application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9T16:42:15.785135929</dc:date>
    <meta:editing-duration>PT1M18S</meta:editing-duration>
    <meta:editing-cycles>3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2" meta:word-count="17" meta:character-count="106" meta:non-whitespace-character-count="91"/>
  </office:meta>
</office:document-meta>
</file>